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.455cm" fo:margin-left="-0.259cm" table:align="left"/>
    </style:style>
    <style:style style:name="Tabella1.A" style:family="table-column">
      <style:table-column-properties style:column-width="0.953cm"/>
    </style:style>
    <style:style style:name="Tabella1.C" style:family="table-column">
      <style:table-column-properties style:column-width="13.467cm"/>
    </style:style>
    <style:style style:name="Tabella1.D" style:family="table-column">
      <style:table-column-properties style:column-width="0.714cm"/>
    </style:style>
    <style:style style:name="Tabella1.F" style:family="table-column">
      <style:table-column-properties style:column-width="0.741cm"/>
    </style:style>
    <style:style style:name="Tabella1.Z" style:family="table-column">
      <style:table-column-properties style:column-width="8.864cm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C1" style:family="table-cell">
      <style:table-cell-properties style:vertical-align="bottom" fo:padding="0.097cm" fo:border-left="0.05pt solid #000000" fo:border-right="none" fo:border-top="0.05pt solid #000000" fo:border-bottom="none"/>
    </style:style>
    <style:style style:name="Tabella1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Z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2" style:family="table-row">
      <style:table-row-properties style:row-height="2.499cm"/>
    </style:style>
    <style:style style:name="Tabella1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1.C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padding="0cm" fo:border-left="0.05pt solid #000000" fo:border-right="none" fo:border-top="none" fo:border-bottom="0.5pt dashed #000000"/>
    </style:style>
    <style:style style:name="Tabella1.B4" style:family="table-cell">
      <style:table-cell-properties fo:padding="0cm" fo:border-left="0.05pt solid #000000" fo:border-right="none" fo:border-top="none" fo:border-bottom="0.5pt dashed #000000"/>
    </style:style>
    <style:style style:name="Tabella1.C4" style:family="table-cell">
      <style:table-cell-properties fo:padding="0cm" fo:border-left="0.05pt solid #000000" fo:border-right="none" fo:border-top="none" fo:border-bottom="0.5pt dashed #000000"/>
    </style:style>
    <style:style style:name="Tabella1.D4" style:family="table-cell">
      <style:table-cell-properties style:vertical-align="" fo:padding="0cm" fo:border-left="0.05pt solid #000000" fo:border-right="none" fo:border-top="none" fo:border-bottom="0.5pt dashed #000000"/>
    </style:style>
    <style:style style:name="Tabella1.Z4" style:family="table-cell">
      <style:table-cell-properties fo:padding="0cm" fo:border-left="0.05pt solid #000000" fo:border-right="0.05pt solid #000000" fo:border-top="none" fo:border-bottom="0.5pt dashed #000000"/>
    </style:style>
    <style:style style:name="Tabella1.A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B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C5" style:family="table-cell">
      <style:table-cell-properties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D5" style:family="table-cell">
      <style:table-cell-properties style:vertical-align="" fo:background-color="#e6e6e6" fo:padding="0cm" fo:border-left="0.05pt solid #000000" fo:border-right="none" fo:border-top="0.5pt dashed #000000" fo:border-bottom="0.5pt solid #000000">
        <style:background-image/>
      </style:table-cell-properties>
    </style:style>
    <style:style style:name="Tabella1.Z5" style:family="table-cell">
      <style:table-cell-properties fo:background-color="#e6e6e6" fo:padding="0cm" fo:border-left="0.05pt solid #000000" fo:border-right="0.05pt solid #000000" fo:border-top="0.5pt dashed #000000" fo:border-bottom="0.5pt solid #000000">
        <style:background-image/>
      </style:table-cell-properties>
    </style:style>
    <style:style style:name="Tabella1.A6" style:family="table-cell">
      <style:table-cell-properties fo:padding="0.097cm" fo:border="0.05pt solid #000000"/>
    </style:style>
    <style:style style:name="Tabella4" style:family="table">
      <style:table-properties style:width="40cm" table:align="margins"/>
    </style:style>
    <style:style style:name="Tabella4.A" style:family="table-column">
      <style:table-column-properties style:column-width="26.876cm" style:rel-column-width="44033*"/>
    </style:style>
    <style:style style:name="Tabella4.B" style:family="table-column">
      <style:table-column-properties style:column-width="13.123cm" style:rel-column-width="21502*"/>
    </style:style>
    <style:style style:name="Tabella4.A1" style:family="table-cell">
      <style:table-cell-properties fo:padding="0cm" fo:border="none"/>
    </style:style>
    <style:style style:name="Tabella5" style:family="table">
      <style:table-properties style:width="24.927cm" table:align="left"/>
    </style:style>
    <style:style style:name="Tabella5.A" style:family="table-column">
      <style:table-column-properties style:column-width="18.242cm"/>
    </style:style>
    <style:style style:name="Tabella5.B" style:family="table-column">
      <style:table-column-properties style:column-width="3.447cm"/>
    </style:style>
    <style:style style:name="Tabella5.C" style:family="table-column">
      <style:table-column-properties style:column-width="3.239cm"/>
    </style:style>
    <style:style style:name="Tabella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C1" style:family="table-cell">
      <style:table-cell-properties fo:background-color="#99cc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3.125cm" table:align="margins"/>
    </style:style>
    <style:style style:name="Tabella6.A" style:family="table-column">
      <style:table-column-properties style:column-width="6.301cm" style:rel-column-width="31463*"/>
    </style:style>
    <style:style style:name="Tabella6.B" style:family="table-column">
      <style:table-column-properties style:column-width="3.586cm" style:rel-column-width="17907*"/>
    </style:style>
    <style:style style:name="Tabella6.C" style:family="table-column">
      <style:table-column-properties style:column-width="3.237cm" style:rel-column-width="16165*"/>
    </style:style>
    <style:style style:name="Tabella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99cc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 Light" fo:font-size="11pt" style:font-name-asian="SimSun" style:font-size-asian="11pt" style:font-name-complex="Tahoma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Ubuntu Light" fo:font-size="11pt" style:font-name-asian="SimSun" style:font-size-asian="11pt" style:font-name-complex="Tahoma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8pt" fo:font-weight="bold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font-name="Ubuntu Light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Ubuntu Light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Heading">
      <style:text-properties style:font-name="Ubuntu Light"/>
    </style:style>
    <style:style style:name="P16" style:family="paragraph" style:parent-style-name="Table_20_Heading">
      <style:text-properties style:font-name="Ubuntu Light" fo:font-weight="normal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able_20_Heading">
      <style:text-properties style:font-name="Ubuntu Light" style:font-name-asian="SimSun" style:font-size-asian="10pt" style:font-name-complex="Tahoma" style:font-size-complex="10pt"/>
    </style:style>
    <style:style style:name="P18" style:family="paragraph" style:parent-style-name="Table_20_Heading">
      <style:text-properties fo:color="#ffffcc" style:font-name="Ubuntu Light" fo:background-color="transparent" style:font-name-asian="SimSun" style:font-size-asian="10pt" style:font-name-complex="Tahoma" style:font-size-complex="10pt"/>
    </style:style>
    <style:style style:name="P19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20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font-name-asian="SimSun" style:font-size-asian="10pt" style:font-name-complex="Tahoma" style:font-size-complex="10pt"/>
    </style:style>
    <style:style style:name="P21" style:family="paragraph" style:parent-style-name="Heading_20_2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8pt" fo:font-weight="bold" officeooo:paragraph-rsid="00204b42" fo:background-color="transparent" style:font-name-asian="SimSun" style:font-size-asian="8pt" style:font-weight-asian="bold" style:font-name-complex="Tahoma" style:font-size-complex="8pt" style:font-weight-complex="bold" style:text-rotation-angle="90" style:text-rotation-scale="line-heigh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officeooo:paragraph-rsid="0021d213" fo:background-color="transparent" style:font-name-asian="SimSun" style:font-size-asian="10pt" style:font-name-complex="Tahoma" style:font-size-complex="10pt" style:text-rotation-angle="0" style:text-rotation-scale="line-heigh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style:font-name-asian="SimSun" style:font-size-asian="10pt" style:font-name-complex="Tahoma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Light" fo:font-size="10pt" officeooo:paragraph-rsid="0021eee6" style:font-name-asian="SimSun" style:font-size-asian="10pt" style:font-name-complex="Tahoma" style:font-size-complex="10pt"/>
    </style:style>
    <style:style style:name="T1" style:family="text">
      <style:text-properties style:font-name="Ubuntu Light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officeooo:rsid="001e7e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 table:number-columns-repeated="2"/>
        <table:table-column table:style-name="Tabella1.F" table:number-columns-repeated="5"/>
        <table:table-column table:style-name="Tabella1.D"/>
        <table:table-column table:style-name="Tabella1.F" table:number-columns-repeated="14"/>
        <table:table-column table:style-name="Tabella1.Z"/>
        <table:table-header-rows>
          <table:table-row>
            <table:table-cell table:style-name="Tabella1.A1" table:number-columns-spanned="2" office:value-type="string">
              <text:p text:style-name="P15">DAT<text:span text:style-name="T4">A</text:span></text:p>
            </table:table-cell>
            <table:covered-table-cell/>
            <table:table-cell table:style-name="Tabella1.C1" office:value-type="string">
              <text:p text:style-name="P16"/>
            </table:table-cell>
            <table:table-cell table:style-name="Tabella1.D1" table:number-columns-spanned="22" office:value-type="string">
              <text:p text:style-name="P18">OPERAI ED ALTRI MEZZI D'OPERA IMPIEGATI DALL'IMPRESA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Z1" office:value-type="string">
              <text:p text:style-name="P17"/>
            </table:table-cell>
          </table:table-row>
          <table:table-row table:style-name="Tabella1.2">
            <table:table-cell table:style-name="Tabella1.A2" table:number-columns-spanned="2" office:value-type="string">
              <text:p text:style-name="P3"><text:placeholder text:placeholder-type="text">&lt;data['from_date'][:4] if 'from_date' in data else ""&gt;</text:placeholder></text:p>
            </table:table-cell>
            <table:covered-table-cell/>
            <table:table-cell table:style-name="Tabella1.C2" office:value-type="string">
              <text:p text:style-name="P12"><text:span text:style-name="T3"><text:placeholder text:placeholder-type="text">&lt;load_employee()&gt;</text:placeholder></text:span>Annotazioni Speciali e Generali</text:p>
              <text:p text:style-name="P13">sull'Andamento e modo di Esecuzione dei lavori, sugli Avvenimenti Straordinari e sul Tempo utilmente Impiegato</text:p>
            </table:table-cell>
            <table:table-cell table:style-name="Tabella1.C2" office:value-type="string">
              <text:p text:style-name="P9"><text:placeholder text:placeholder-type="text">&lt;get_employee(0)&gt;</text:placeholder></text:p>
            </table:table-cell>
            <table:table-cell table:style-name="Tabella1.C2" office:value-type="string">
              <text:p text:style-name="P22"><text:placeholder text:placeholder-type="text">&lt;get_employee(1)&gt;</text:placeholder></text:p>
            </table:table-cell>
            <table:table-cell table:style-name="Tabella1.C2" office:value-type="string">
              <text:p text:style-name="P22"><text:placeholder text:placeholder-type="text">&lt;get_employee(2)&gt;</text:placeholder></text:p>
            </table:table-cell>
            <table:table-cell table:style-name="Tabella1.C2" office:value-type="string">
              <text:p text:style-name="P22"><text:placeholder text:placeholder-type="text">&lt;get_employee(3)&gt;</text:placeholder></text:p>
            </table:table-cell>
            <table:table-cell table:style-name="Tabella1.C2" office:value-type="string">
              <text:p text:style-name="P22"><text:placeholder text:placeholder-type="text">&lt;get_employee(4)&gt;</text:placeholder></text:p>
            </table:table-cell>
            <table:table-cell table:style-name="Tabella1.C2" office:value-type="string">
              <text:p text:style-name="P22"><text:placeholder text:placeholder-type="text">&lt;get_employee(5)&gt;</text:placeholder></text:p>
            </table:table-cell>
            <table:table-cell table:style-name="Tabella1.C2" office:value-type="string">
              <text:p text:style-name="P22"><text:placeholder text:placeholder-type="text">&lt;get_employee(6)&gt;</text:placeholder></text:p>
            </table:table-cell>
            <table:table-cell table:style-name="Tabella1.C2" office:value-type="string">
              <text:p text:style-name="P22"><text:placeholder text:placeholder-type="text">&lt;get_employee(7)&gt;</text:placeholder></text:p>
            </table:table-cell>
            <table:table-cell table:style-name="Tabella1.C2" office:value-type="string">
              <text:p text:style-name="P22"><text:placeholder text:placeholder-type="text">&lt;get_employee(8)&gt;</text:placeholder></text:p>
            </table:table-cell>
            <table:table-cell table:style-name="Tabella1.C2" office:value-type="string">
              <text:p text:style-name="P22"><text:placeholder text:placeholder-type="text">&lt;get_employee(9)&gt;</text:placeholder></text:p>
            </table:table-cell>
            <table:table-cell table:style-name="Tabella1.C2" office:value-type="string">
              <text:p text:style-name="P22"><text:placeholder text:placeholder-type="text">&lt;get_employee(10)&gt;</text:placeholder></text:p>
            </table:table-cell>
            <table:table-cell table:style-name="Tabella1.C2" office:value-type="string">
              <text:p text:style-name="P22"><text:placeholder text:placeholder-type="text">&lt;get_employee(11)&gt;</text:placeholder></text:p>
            </table:table-cell>
            <table:table-cell table:style-name="Tabella1.C2" office:value-type="string">
              <text:p text:style-name="P22"><text:placeholder text:placeholder-type="text">&lt;get_employee(12)&gt;</text:placeholder></text:p>
            </table:table-cell>
            <table:table-cell table:style-name="Tabella1.C2" office:value-type="string">
              <text:p text:style-name="P22"><text:placeholder text:placeholder-type="text">&lt;get_employee(13)&gt;</text:placeholder></text:p>
            </table:table-cell>
            <table:table-cell table:style-name="Tabella1.C2" office:value-type="string">
              <text:p text:style-name="P22"><text:placeholder text:placeholder-type="text">&lt;get_employee(14)&gt;</text:placeholder></text:p>
            </table:table-cell>
            <table:table-cell table:style-name="Tabella1.C2" office:value-type="string">
              <text:p text:style-name="P22"><text:placeholder text:placeholder-type="text">&lt;get_employee(15)&gt;</text:placeholder></text:p>
            </table:table-cell>
            <table:table-cell table:style-name="Tabella1.C2" office:value-type="string">
              <text:p text:style-name="P22"><text:placeholder text:placeholder-type="text">&lt;get_employee(16)&gt;</text:placeholder></text:p>
            </table:table-cell>
            <table:table-cell table:style-name="Tabella1.C2" office:value-type="string">
              <text:p text:style-name="P22"><text:placeholder text:placeholder-type="text">&lt;get_employee(17)&gt;</text:placeholder></text:p>
            </table:table-cell>
            <table:table-cell table:style-name="Tabella1.C2" office:value-type="string">
              <text:p text:style-name="P22"><text:placeholder text:placeholder-type="text">&lt;get_employee(18)&gt;</text:placeholder></text:p>
            </table:table-cell>
            <table:table-cell table:style-name="Tabella1.C2" office:value-type="string">
              <text:p text:style-name="P22"><text:placeholder text:placeholder-type="text">&lt;get_employee(19)&gt;</text:placeholder></text:p>
            </table:table-cell>
            <table:table-cell table:style-name="Tabella1.C2" office:value-type="string">
              <text:p text:style-name="P22"><text:placeholder text:placeholder-type="text">&lt;get_employee(20)&gt;</text:placeholder></text:p>
            </table:table-cell>
            <table:table-cell table:style-name="Tabella1.C2" office:value-type="string">
              <text:p text:style-name="P22"><text:placeholder text:placeholder-type="text">&lt;get_employee(21)&gt;</text:placeholder></text:p>
            </table:table-cell>
            <table:table-cell table:style-name="Tabella1.A2" office:value-type="string">
              <text:p text:style-name="P17">Osservazioni ed Istruzioni del Direttore dei lavori</text:p>
            </table:table-cell>
          </table:table-row>
        </table:table-header-rows>
        <table:table-row>
          <table:table-cell table:style-name="Tabella1.A3" table:number-columns-spanned="26" office:value-type="string">
            <text:h text:style-name="P19" text:outline-level="2"><text:text-input text:description="&lt;for each=&quot;o in get_records(data)&quot;&gt;">loop line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B4" office:value-type="string">
            <text:p text:style-name="P25"><text:placeholder text:placeholder-type="text">&lt;o.date[8:10]&gt;</text:placeholder></text:p>
          </table:table-cell>
          <table:table-cell table:style-name="Tabella1.B4" office:value-type="string">
            <text:p text:style-name="P25"><text:placeholder text:placeholder-type="text">&lt;o.date[5:7]&gt;</text:placeholder></text:p>
          </table:table-cell>
          <table:table-cell table:style-name="Tabella1.C4" office:value-type="string">
            <text:p text:style-name="P7"><text:span text:style-name="T2">Giorno</text:span>: <text:placeholder text:placeholder-type="text">&lt;dow(o.date)&gt;</text:placeholder> - <text:span text:style-name="T2">Meteo</text:span>: <text:placeholder text:placeholder-type="text">&lt;o.weather_id.name if o.weather_id else "Nessuna indicazione"&gt;</text:placeholder> <text:s/>- <text:span text:style-name="T2">Contratto</text:span>: <text:placeholder text:placeholder-type="text">&lt;o.account_id.name if o.account_id else ""&gt;</text:placeholder> [<text:placeholder text:placeholder-type="text">&lt;o.partner_id.name if o.partner_id else ""&gt;</text:placeholder>]<text:placeholder text:placeholder-type="text">&lt;"%s" % ("\nAnnotazioni (contratto): %s\n" % (o.name, ) if o.name else '')&gt;</text:placeholder></text:p>
          </table:table-cell>
          <table:table-cell table:style-name="Tabella1.D4" office:value-type="string">
            <text:p text:style-name="P8"><text:placeholder text:placeholder-type="text">&lt;get_employee_hour(o, 0, data)&gt;</text:placeholder></text:p>
          </table:table-cell>
          <table:table-cell table:style-name="Tabella1.D4" office:value-type="string">
            <text:p text:style-name="P23"><text:placeholder text:placeholder-type="text">&lt;get_employee_hour(o, 1, data)&gt;</text:placeholder></text:p>
          </table:table-cell>
          <table:table-cell table:style-name="Tabella1.D4" office:value-type="string">
            <text:p text:style-name="P23"><text:placeholder text:placeholder-type="text">&lt;get_employee_hour(o, 2, data)&gt;</text:placeholder></text:p>
          </table:table-cell>
          <table:table-cell table:style-name="Tabella1.D4" office:value-type="string">
            <text:p text:style-name="P23"><text:placeholder text:placeholder-type="text">&lt;get_employee_hour(o, 3, data)&gt;</text:placeholder></text:p>
          </table:table-cell>
          <table:table-cell table:style-name="Tabella1.D4" office:value-type="string">
            <text:p text:style-name="P23"><text:placeholder text:placeholder-type="text">&lt;get_employee_hour(o, 4, data)&gt;</text:placeholder></text:p>
          </table:table-cell>
          <table:table-cell table:style-name="Tabella1.D4" office:value-type="string">
            <text:p text:style-name="P23"><text:placeholder text:placeholder-type="text">&lt;get_employee_hour(o,5, data)&gt;</text:placeholder></text:p>
          </table:table-cell>
          <table:table-cell table:style-name="Tabella1.D4" office:value-type="string">
            <text:p text:style-name="P23"><text:placeholder text:placeholder-type="text">&lt;get_employee_hour(o, 6, data)&gt;</text:placeholder></text:p>
          </table:table-cell>
          <table:table-cell table:style-name="Tabella1.D4" office:value-type="string">
            <text:p text:style-name="P23"><text:placeholder text:placeholder-type="text">&lt;get_employee_hour(o, 7, data)&gt;</text:placeholder></text:p>
          </table:table-cell>
          <table:table-cell table:style-name="Tabella1.D4" office:value-type="string">
            <text:p text:style-name="P23"><text:placeholder text:placeholder-type="text">&lt;get_employee_hour(o, 8, data)&gt;</text:placeholder></text:p>
          </table:table-cell>
          <table:table-cell table:style-name="Tabella1.D4" office:value-type="string">
            <text:p text:style-name="P23"><text:placeholder text:placeholder-type="text">&lt;get_employee_hour(o, 9, data)&gt;</text:placeholder></text:p>
          </table:table-cell>
          <table:table-cell table:style-name="Tabella1.D4" office:value-type="string">
            <text:p text:style-name="P23"><text:placeholder text:placeholder-type="text">&lt;get_employee_hour(o, 10, data)&gt;</text:placeholder></text:p>
          </table:table-cell>
          <table:table-cell table:style-name="Tabella1.D4" office:value-type="string">
            <text:p text:style-name="P23"><text:placeholder text:placeholder-type="text">&lt;get_employee_hour(o, 11, data)&gt;</text:placeholder></text:p>
          </table:table-cell>
          <table:table-cell table:style-name="Tabella1.D4" office:value-type="string">
            <text:p text:style-name="P23"><text:placeholder text:placeholder-type="text">&lt;get_employee_hour(o, 12, data)&gt;</text:placeholder></text:p>
          </table:table-cell>
          <table:table-cell table:style-name="Tabella1.D4" office:value-type="string">
            <text:p text:style-name="P23"><text:placeholder text:placeholder-type="text">&lt;get_employee_hour(o, 13, data)&gt;</text:placeholder></text:p>
          </table:table-cell>
          <table:table-cell table:style-name="Tabella1.D4" office:value-type="string">
            <text:p text:style-name="P23"><text:placeholder text:placeholder-type="text">&lt;get_employee_hour(o, 14, data)&gt;</text:placeholder></text:p>
          </table:table-cell>
          <table:table-cell table:style-name="Tabella1.D4" office:value-type="string">
            <text:p text:style-name="P23"><text:placeholder text:placeholder-type="text">&lt;get_employee_hour(o, 15, data)&gt;</text:placeholder></text:p>
          </table:table-cell>
          <table:table-cell table:style-name="Tabella1.D4" office:value-type="string">
            <text:p text:style-name="P23"><text:placeholder text:placeholder-type="text">&lt;get_employee_hour(o, 16, data)&gt;</text:placeholder></text:p>
          </table:table-cell>
          <table:table-cell table:style-name="Tabella1.D4" office:value-type="string">
            <text:p text:style-name="P23"><text:placeholder text:placeholder-type="text">&lt;get_employee_hour(o, 17, data)&gt;</text:placeholder></text:p>
          </table:table-cell>
          <table:table-cell table:style-name="Tabella1.D4" office:value-type="string">
            <text:p text:style-name="P23"><text:placeholder text:placeholder-type="text">&lt;get_employee_hour(o, 18, data)&gt;</text:placeholder></text:p>
          </table:table-cell>
          <table:table-cell table:style-name="Tabella1.D4" office:value-type="string">
            <text:p text:style-name="P23"><text:placeholder text:placeholder-type="text">&lt;get_employee_hour(o, 19, data)&gt;</text:placeholder></text:p>
          </table:table-cell>
          <table:table-cell table:style-name="Tabella1.D4" office:value-type="string">
            <text:p text:style-name="P23"><text:placeholder text:placeholder-type="text">&lt;get_employee_hour(o, 20, data)&gt;</text:placeholder></text:p>
          </table:table-cell>
          <table:table-cell table:style-name="Tabella1.D4" office:value-type="string">
            <text:p text:style-name="P23"><text:placeholder text:placeholder-type="text">&lt;get_employee_hour(o, 21, data)&gt;</text:placeholder></text:p>
          </table:table-cell>
          <table:table-cell table:style-name="Tabella1.Z4" office:value-type="string">
            <text:p text:style-name="P7"><text:placeholder text:placeholder-type="text">&lt;"%s" % ("Osservazioni (contratto): %s\n" % (o.note, ) if o.note else '')&gt;</text:placeholder><text:placeholder text:placeholder-type="text">&lt;for each="material in o.move_ids"&gt;</text:placeholder><text:placeholder text:placeholder-type="text">&lt;if test="data.get('type',False) in ('all', 'only') and not material.extra_invoice"&gt;</text:placeholder><text:placeholder text:placeholder-type="text">&lt;get_cost_record(material)&gt;</text:placeholder><text:placeholder text:placeholder-type="text">&lt;/if&gt;</text:placeholder><text:placeholder text:placeholder-type="text">&lt;/for&gt;</text:placeholder></text:p>
          </table:table-cell>
        </table:table-row>
        <table:table-row table:style-name="Tabella1.4">
          <table:table-cell table:style-name="Tabella1.B5" office:value-type="string">
            <text:p text:style-name="P6"/>
          </table:table-cell>
          <table:table-cell table:style-name="Tabella1.B5" office:value-type="string">
            <text:p text:style-name="P6"/>
          </table:table-cell>
          <table:table-cell table:style-name="Tabella1.C5" office:value-type="string">
            <text:p text:style-name="P7"><text:placeholder text:placeholder-type="text">&lt;"%s" % ("Annotazioni (econ.): %s\n" % (o.note, ) if o.note else '')&gt;</text:placeholder></text:p>
          </table:table-cell>
          <table:table-cell table:style-name="Tabella1.D5" office:value-type="string">
            <text:p text:style-name="P8"><text:placeholder text:placeholder-type="text">&lt;get_employee_hour(o, 0, data, True)&gt;</text:placeholder></text:p>
          </table:table-cell>
          <table:table-cell table:style-name="Tabella1.D5" office:value-type="string">
            <text:p text:style-name="P23"><text:placeholder text:placeholder-type="text">&lt;get_employee_hour(o, 1, data, True)&gt;</text:placeholder></text:p>
          </table:table-cell>
          <table:table-cell table:style-name="Tabella1.D5" office:value-type="string">
            <text:p text:style-name="P23"><text:placeholder text:placeholder-type="text">&lt;get_employee_hour(o, 2, data, True)&gt;</text:placeholder></text:p>
          </table:table-cell>
          <table:table-cell table:style-name="Tabella1.D5" office:value-type="string">
            <text:p text:style-name="P23"><text:placeholder text:placeholder-type="text">&lt;get_employee_hour(o, 3, data, True)&gt;</text:placeholder></text:p>
          </table:table-cell>
          <table:table-cell table:style-name="Tabella1.D5" office:value-type="string">
            <text:p text:style-name="P23"><text:placeholder text:placeholder-type="text">&lt;get_employee_hour(o, 4, data, True)&gt;</text:placeholder></text:p>
          </table:table-cell>
          <table:table-cell table:style-name="Tabella1.D5" office:value-type="string">
            <text:p text:style-name="P23"><text:placeholder text:placeholder-type="text">&lt;get_employee_hour(o, 5, data, True)&gt;</text:placeholder></text:p>
          </table:table-cell>
          <table:table-cell table:style-name="Tabella1.D5" office:value-type="string">
            <text:p text:style-name="P23"><text:placeholder text:placeholder-type="text">&lt;get_employee_hour(o, 6, data, True)&gt;</text:placeholder></text:p>
          </table:table-cell>
          <table:table-cell table:style-name="Tabella1.D5" office:value-type="string">
            <text:p text:style-name="P23"><text:placeholder text:placeholder-type="text">&lt;get_employee_hour(o, 7, data, True)&gt;</text:placeholder></text:p>
          </table:table-cell>
          <table:table-cell table:style-name="Tabella1.D5" office:value-type="string">
            <text:p text:style-name="P23"><text:placeholder text:placeholder-type="text">&lt;get_employee_hour(o, 8, data, True)&gt;</text:placeholder></text:p>
          </table:table-cell>
          <table:table-cell table:style-name="Tabella1.D5" office:value-type="string">
            <text:p text:style-name="P23"><text:placeholder text:placeholder-type="text">&lt;get_employee_hour(o, 9, data, True)&gt;</text:placeholder></text:p>
          </table:table-cell>
          <table:table-cell table:style-name="Tabella1.D5" office:value-type="string">
            <text:p text:style-name="P23"><text:placeholder text:placeholder-type="text">&lt;get_employee_hour(o, 10, data, True)&gt;</text:placeholder></text:p>
          </table:table-cell>
          <table:table-cell table:style-name="Tabella1.D5" office:value-type="string">
            <text:p text:style-name="P23"><text:placeholder text:placeholder-type="text">&lt;get_employee_hour(o, 11, data, True)&gt;</text:placeholder></text:p>
          </table:table-cell>
          <table:table-cell table:style-name="Tabella1.D5" office:value-type="string">
            <text:p text:style-name="P23"><text:placeholder text:placeholder-type="text">&lt;get_employee_hour(o, 12, data, True)&gt;</text:placeholder></text:p>
          </table:table-cell>
          <table:table-cell table:style-name="Tabella1.D5" office:value-type="string">
            <text:p text:style-name="P23"><text:placeholder text:placeholder-type="text">&lt;get_employee_hour(o, 13, data, True)&gt;</text:placeholder></text:p>
          </table:table-cell>
          <table:table-cell table:style-name="Tabella1.D5" office:value-type="string">
            <text:p text:style-name="P23"><text:placeholder text:placeholder-type="text">&lt;get_employee_hour(o, 14, data, True)&gt;</text:placeholder></text:p>
          </table:table-cell>
          <table:table-cell table:style-name="Tabella1.D5" office:value-type="string">
            <text:p text:style-name="P23"><text:placeholder text:placeholder-type="text">&lt;get_employee_hour(o, 15, data, True)&gt;</text:placeholder></text:p>
          </table:table-cell>
          <table:table-cell table:style-name="Tabella1.D5" office:value-type="string">
            <text:p text:style-name="P23"><text:placeholder text:placeholder-type="text">&lt;get_employee_hour(o, 16, data, True)&gt;</text:placeholder></text:p>
          </table:table-cell>
          <table:table-cell table:style-name="Tabella1.D5" office:value-type="string">
            <text:p text:style-name="P23"><text:placeholder text:placeholder-type="text">&lt;get_employee_hour(o, 17, data, True)&gt;</text:placeholder></text:p>
          </table:table-cell>
          <table:table-cell table:style-name="Tabella1.D5" office:value-type="string">
            <text:p text:style-name="P23"><text:placeholder text:placeholder-type="text">&lt;get_employee_hour(o, 18, data, True)&gt;</text:placeholder></text:p>
          </table:table-cell>
          <table:table-cell table:style-name="Tabella1.D5" office:value-type="string">
            <text:p text:style-name="P23"><text:placeholder text:placeholder-type="text">&lt;get_employee_hour(o, 19, data, True)&gt;</text:placeholder></text:p>
          </table:table-cell>
          <table:table-cell table:style-name="Tabella1.D5" office:value-type="string">
            <text:p text:style-name="P23"><text:placeholder text:placeholder-type="text">&lt;get_employee_hour(o, 20, data, True)&gt;</text:placeholder></text:p>
          </table:table-cell>
          <table:table-cell table:style-name="Tabella1.D5" office:value-type="string">
            <text:p text:style-name="P23"><text:placeholder text:placeholder-type="text">&lt;get_employee_hour(o, 21, data, True)&gt;</text:placeholder></text:p>
          </table:table-cell>
          <table:table-cell table:style-name="Tabella1.Z5" office:value-type="string">
            <text:p text:style-name="P7"><text:placeholder text:placeholder-type="text">&lt;"%s" % ("Osservazioni (econ.): %s\n" % (o.economy_observation, ) if o.economy_observation else '')&gt;</text:placeholder><text:placeholder text:placeholder-type="text">&lt;for each="material in o.move_ids"&gt;</text:placeholder><text:placeholder text:placeholder-type="text">&lt;if test="data.get('type',False) in ('economy', 'all') and material.extra_invoice"&gt;</text:placeholder><text:placeholder text:placeholder-type="text">&lt;get_cost_record(material, True)&gt;</text:placeholder><text:placeholder text:placeholder-type="text">&lt;/if&gt;</text:placeholder><text:placeholder text:placeholder-type="text">&lt;/for&gt;</text:placeholder></text:p>
          </table:table-cell>
        </table:table-row>
        <table:table-row>
          <table:table-cell table:style-name="Tabella1.A6" table:number-columns-spanned="26" office:value-type="string">
            <text:h text:style-name="P20" text:outline-level="2"><text:text-input text:description="&lt;/for&gt;">end loop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21" text:outline-level="2"/>
      <text:p text:style-name="P2"><text:placeholder text:placeholder-type="text">&lt;if test="data.get('summary',True)"&gt;</text:placeholder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office:value-type="string">
                  <text:p text:style-name="P10">Costi</text:p>
                </table:table-cell>
                <table:table-cell table:style-name="Tabella5.A1" office:value-type="string">
                  <text:p text:style-name="P14">Commessa</text:p>
                </table:table-cell>
                <table:table-cell table:style-name="Tabella5.C1" office:value-type="string">
                  <text:p text:style-name="P14">Economia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7"><text:placeholder text:placeholder-type="text">&lt;for each="cost, total in get_summary('cost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5.A3" office:value-type="string">
                  <text:p text:style-name="P4"><text:placeholder text:placeholder-type="text">&lt;total[0]&gt;</text:placeholder></text:p>
                </table:table-cell>
                <table:table-cell table:style-name="Tabella5.B3" office:value-type="string">
                  <text:p text:style-name="P5"><text:placeholder text:placeholder-type="text">&lt;total[1]&gt;</text:placeholder></text:p>
                </table:table-cell>
                <table:table-cell table:style-name="Tabella5.C3" office:value-type="string">
                  <text:p text:style-name="P5"><text:placeholder text:placeholder-type="text">&lt;total[2]&gt;</text:placeholder></text:p>
                </table:table-cell>
              </table:table-row>
              <table:table-row>
                <table:table-cell table:style-name="Tabella5.A4" table:number-columns-spanned="3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1"/>
          </table:table-cell>
          <table:table-cell table:style-name="Tabella4.A1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office:value-type="string">
                  <text:p text:style-name="P10">Utenti</text:p>
                </table:table-cell>
                <table:table-cell table:style-name="Tabella6.A1" office:value-type="string">
                  <text:p text:style-name="P14">Commessa</text:p>
                </table:table-cell>
                <table:table-cell table:style-name="Tabella6.C1" office:value-type="string">
                  <text:p text:style-name="P14">Economia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7"><text:placeholder text:placeholder-type="text">&lt;for each="user_id, total in get_summary('user').iteritems(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7"><text:placeholder text:placeholder-type="text">&lt;if test="total[0] or total[1]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office:value-type="string">
                  <text:p text:style-name="P4"><text:placeholder text:placeholder-type="text">&lt;get_employee(user_id)&gt;</text:placeholder></text:p>
                </table:table-cell>
                <table:table-cell table:style-name="Tabella6.B4" office:value-type="string">
                  <text:p text:style-name="P5"><text:placeholder text:placeholder-type="text">&lt;total[0]&gt;</text:placeholder></text:p>
                </table:table-cell>
                <table:table-cell table:style-name="Tabella6.C4" office:value-type="string">
                  <text:p text:style-name="P5"><text:placeholder text:placeholder-type="text">&lt;total[1]&gt;</text:placeholder></text:p>
                </table:table-cell>
              </table:table-row>
              <table:table-row>
                <table:table-cell table:style-name="Tabella6.A6" table:number-columns-spanned="3" office:value-type="string">
                  <text:p text:style-name="P7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6" table:number-columns-spanned="3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1"/>
          </table:table-cell>
        </table:table-row>
      </table:table>
      <text:p text:style-name="P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875cm" style:type="center"/>
          <style:tab-stop style:position="17cm" style:type="right"/>
          <style:tab-stop style:position="37.181cm"/>
        </style:tab-stops>
      </style:paragraph-properties>
    </style:style>
    <style:style style:name="MT1" style:family="text">
      <style:text-properties style:font-name="Ubuntu Light1" fo:font-weight="bol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GIORNALE DI CANTIERE (stampato )</text:span><text:span text:style-name="MT2"><text:tab/>[ </text:span><text:span text:style-name="MT2"><text:page-number text:select-page="current">1</text:page-number></text:span><text:span text:style-name="MT2"> of </text:span><text:span text:style-name="MT2"><text:page-count>1</text:page-count></text:span><text:span text:style-name="MT2"> 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21T09:59:10.602232226</dc:date>
    <meta:editing-duration>P1DT12H32M24S</meta:editing-duration>
    <meta:editing-cycles>277</meta:editing-cycles>
    <meta:generator>LibreOffice/4.2.8.2$Linux_X86_64 LibreOffice_project/420m0$Build-2</meta:generator>
    <meta:document-statistic meta:table-count="4" meta:image-count="0" meta:object-count="0" meta:page-count="1" meta:paragraph-count="101" meta:word-count="357" meta:character-count="3478" meta:non-whitespace-character-count="3223"/>
    <meta:user-defined meta:name="Info 1"/>
    <meta:user-defined meta:name="Info 2"/>
    <meta:user-defined meta:name="Info 3"/>
    <meta:user-defined meta:name="Info 4"/>
  </office:meta>
</office:document-meta>
</file>